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fo:background-color="transparent" style:cell-protect="none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FFBA3E" style:cell-protect="none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989898" style:cell-protect="none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989898" style:cell-protect="none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989898" style:cell-protect="none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94A4A7" style:cell-protect="none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94A4A7" style:cell-protect="none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94A4A7" style:cell-protect="none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94A4A7" style:cell-protect="none"/>
    </style:style>
    <style:style style:name="ce13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color="#67788E" style:font-name="Arial" style:font-name-asian="Arial" style:font-name-complex="Arial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end" fo:margin-right="0cm"/>
      <style:text-properties fo:color="#67788E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BA3E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end" fo:margin-righ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end" fo:margin-right="0cm"/>
      <style:text-properties fo:color="#0065D9" style:font-name="Arial" style:font-name-asian="Arial" style:font-name-complex="Arial" fo:font-size="7pt" style:font-size-asian="7pt" style:font-size-complex="7pt" style:text-underline-style="solid" style:text-underline-type="single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4pt" style:font-size-asian="4pt" style:font-size-complex="4pt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4pt" style:font-size-asian="4pt" style:font-size-complex="4pt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justify"/>
      <style:text-properties fo:color="#000000" style:font-name="Arial" style:font-name-asian="Arial" style:font-name-complex="Arial" fo:font-size="4pt" style:font-size-asian="4pt" style:font-size-complex="4pt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4pt" style:font-size-asian="4pt" style:font-size-complex="4pt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4A4A7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4A4A7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end" fo:margin-righ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start" fo:margin-left="0cm"/>
      <style:text-properties fo:color="#67788E" style:font-name="Arial" style:font-name-asian="Arial" style:font-name-complex="Arial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end" fo:margin-right="0cm"/>
      <style:text-properties fo:color="#67788E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o1" style:family="table-column">
      <style:table-column-properties fo:break-before="auto" style:column-width="0.132291666666667cm"/>
    </style:style>
    <style:style style:name="co2" style:family="table-column">
      <style:table-column-properties fo:break-before="auto" style:column-width="0.9525cm"/>
    </style:style>
    <style:style style:name="co3" style:family="table-column">
      <style:table-column-properties fo:break-before="auto" style:column-width="0.0264583333333333cm"/>
    </style:style>
    <style:style style:name="co4" style:family="table-column">
      <style:table-column-properties fo:break-before="auto" style:column-width="1.48166666666667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0.0529166666666667cm"/>
    </style:style>
    <style:style style:name="co7" style:family="table-column">
      <style:table-column-properties fo:break-before="auto" style:column-width="1.61395833333333cm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666875cm"/>
    </style:style>
    <style:style style:name="co10" style:family="table-column">
      <style:table-column-properties fo:break-before="auto" style:column-width="2.778125cm"/>
    </style:style>
    <style:style style:name="co11" style:family="table-column">
      <style:table-column-properties fo:break-before="auto" style:column-width="4.31270833333333cm"/>
    </style:style>
    <style:style style:name="co12" style:family="table-column">
      <style:table-column-properties fo:break-before="auto" style:column-width="0.687916666666667cm"/>
    </style:style>
    <style:style style:name="co13" style:family="table-column">
      <style:table-column-properties fo:break-before="auto" style:column-width="1.71979166666667cm"/>
    </style:style>
    <style:style style:name="co14" style:family="table-column">
      <style:table-column-properties fo:break-before="auto" style:column-width="0.608541666666667cm"/>
    </style:style>
    <style:style style:name="co15" style:family="table-column">
      <style:table-column-properties fo:break-before="auto" style:column-width="1.42875cm"/>
    </style:style>
    <style:style style:name="co16" style:family="table-column">
      <style:table-column-properties fo:break-before="auto" style:column-width="1.29645833333333cm"/>
    </style:style>
    <style:style style:name="co17" style:family="table-column">
      <style:table-column-properties fo:break-before="auto" style:column-width="1.69333333333333cm"/>
    </style:style>
    <style:style style:name="ro1" style:family="table-row">
      <style:table-row-properties style:row-height="15.9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9.95pt" style:use-optimal-row-height="false" fo:break-before="auto"/>
    </style:style>
    <style:style style:name="ro4" style:family="table-row">
      <style:table-row-properties style:row-height="18.9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ge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number-columns-repeated="2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6" table:default-cell-style-name="ce1"/>
        <table:table-column table:style-name="co14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17" table:number-columns-repeated="16359" table:default-cell-style-name="ce1"/>
        <table:table-row table:style-name="ro1">
          <table:table-cell office:value-type="string" table:number-columns-spanned="17" table:number-rows-spanned="1" table:style-name="ce30">
            <text:p>Despesas com Cartão Corporativo e Suprimento de Fundos</text:p>
          </table:table-cell>
          <table:covered-table-cell table:number-columns-repeated="16"/>
          <table:table-cell table:style-name="ce2"/>
          <table:table-cell office:value-type="string" table:number-columns-spanned="7" table:number-rows-spanned="1" table:style-name="ce31">
            <text:p>agosto/2022</text:p>
          </table:table-cell>
          <table:covered-table-cell table:number-columns-repeated="6"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38 - PR-ES - PROCURADORIA DA REPUBLICA - ESPIRITO SANTO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ISRAEL LUCIANO PINTO - CPF: 112.654.537-64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6/05/2022 a 04/08/2022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370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2/08/2022</text:p>
          </table:table-cell>
          <table:covered-table-cell/>
          <table:table-cell office:value-type="string" table:number-columns-spanned="8" table:number-rows-spanned="1" table:style-name="ce22">
            <text:p>CREUZA FERNANDES DE SOUZA GRAFICA UNIAO-ME</text:p>
          </table:table-cell>
          <table:covered-table-cell table:number-columns-repeated="7"/>
          <table:table-cell office:value-type="string" table:number-columns-spanned="3" table:number-rows-spanned="1" table:style-name="ce21">
            <text:p>02.306.767/0001-79</text:p>
          </table:table-cell>
          <table:covered-table-cell table:number-columns-repeated="2"/>
          <table:table-cell office:value-type="string" table:number-columns-spanned="10" table:number-rows-spanned="1" table:style-name="ce23">
            <text:p>CONFECCAO DE CARIMBO PARA SERVIDORES DA PRM-SAM</text:p>
          </table:table-cell>
          <table:covered-table-cell table:number-columns-repeated="9"/>
          <table:table-cell office:value-type="string" table:number-columns-spanned="2" table:number-rows-spanned="1" table:style-name="ce24">
            <text:p>R$ 30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35 - PR-MG - PROCURADORIA DA REPUBLICA - MINAS GERAIS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ANGELO FERREIRA DA ROCHA JUNIOR - CPF: 086.369.806-9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9/08/2022 a 08/09/2022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520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9/08/2022</text:p>
          </table:table-cell>
          <table:covered-table-cell/>
          <table:table-cell office:value-type="string" table:number-columns-spanned="8" table:number-rows-spanned="1" table:style-name="ce22">
            <text:p>COUTINHO GAS COMERCI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20.870.958/0001-40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BOTIJÃO DE GÁS PARA PRM MOC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25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ANGELO FERREIRA DA ROCHA JUNIOR - CPF: 086.369.806-9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7/08/2022 a 16/09/2022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534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3/08/2022</text:p>
          </table:table-cell>
          <table:covered-table-cell/>
          <table:table-cell office:value-type="string" table:number-columns-spanned="8" table:number-rows-spanned="1" table:style-name="ce22">
            <text:p>HALLEY BALTAZAR LOPES DANTAS</text:p>
          </table:table-cell>
          <table:covered-table-cell table:number-columns-repeated="7"/>
          <table:table-cell office:value-type="string" table:number-columns-spanned="3" table:number-rows-spanned="1" table:style-name="ce21">
            <text:p>25.035.484/0001-35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TAPETE PERSONALIZADO</text:p>
          </table:table-cell>
          <table:covered-table-cell table:number-columns-repeated="9"/>
          <table:table-cell office:value-type="string" table:number-columns-spanned="2" table:number-rows-spanned="1" table:style-name="ce24">
            <text:p>R$ 35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CLEUVIO LUIZ PEDROSA - CPF: 005.231.216-01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3/07/2022 a 12/08/2022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471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5/08/2022</text:p>
          </table:table-cell>
          <table:covered-table-cell/>
          <table:table-cell office:value-type="string" table:number-columns-spanned="8" table:number-rows-spanned="1" table:style-name="ce22">
            <text:p>CCR AUTO PEÇAS LTDA.</text:p>
          </table:table-cell>
          <table:covered-table-cell table:number-columns-repeated="7"/>
          <table:table-cell office:value-type="string" table:number-columns-spanned="3" table:number-rows-spanned="1" table:style-name="ce21">
            <text:p>64.234.073/0001-20</text:p>
          </table:table-cell>
          <table:covered-table-cell table:number-columns-repeated="2"/>
          <table:table-cell office:value-type="string" table:number-columns-spanned="10" table:number-rows-spanned="1" table:style-name="ce23">
            <text:p>CONFECÇÃO DE 83 CÓPIAS DE CHAVE.</text:p>
          </table:table-cell>
          <table:covered-table-cell table:number-columns-repeated="9"/>
          <table:table-cell office:value-type="string" table:number-columns-spanned="2" table:number-rows-spanned="1" table:style-name="ce24">
            <text:p>R$ 498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DENISE RODRIGUES DE SOUZA - CPF: 811.278.807-3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5/08/2022 a 04/09/2022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517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0/08/2022</text:p>
          </table:table-cell>
          <table:covered-table-cell/>
          <table:table-cell office:value-type="string" table:number-columns-spanned="8" table:number-rows-spanned="1" table:style-name="ce22">
            <text:p>BH MINAS COMÉRCIO EIRELI - EPP</text:p>
          </table:table-cell>
          <table:covered-table-cell table:number-columns-repeated="7"/>
          <table:table-cell office:value-type="string" table:number-columns-spanned="3" table:number-rows-spanned="1" table:style-name="ce21">
            <text:p>16.515.454/0001-35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ATENDER DEMANDA DA PRMG</text:p>
          </table:table-cell>
          <table:covered-table-cell table:number-columns-repeated="9"/>
          <table:table-cell office:value-type="string" table:number-columns-spanned="2" table:number-rows-spanned="1" table:style-name="ce24">
            <text:p>R$ 144,5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0/08/2022</text:p>
          </table:table-cell>
          <table:covered-table-cell/>
          <table:table-cell office:value-type="string" table:number-columns-spanned="8" table:number-rows-spanned="1" table:style-name="ce22">
            <text:p>MARCO PLACAS</text:p>
          </table:table-cell>
          <table:covered-table-cell table:number-columns-repeated="7"/>
          <table:table-cell office:value-type="string" table:number-columns-spanned="3" table:number-rows-spanned="1" table:style-name="ce21">
            <text:p>17.505.744/0001-60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ATENDER DEMANDA DA PRMG</text:p>
          </table:table-cell>
          <table:covered-table-cell table:number-columns-repeated="9"/>
          <table:table-cell office:value-type="string" table:number-columns-spanned="2" table:number-rows-spanned="1" table:style-name="ce24">
            <text:p>R$ 228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0/08/2022</text:p>
          </table:table-cell>
          <table:covered-table-cell/>
          <table:table-cell office:value-type="string" table:number-columns-spanned="8" table:number-rows-spanned="1" table:style-name="ce22">
            <text:p>COMERCIAL GAZZI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3.460.174/0001-25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ATENDER DEMANDA DA PRMG</text:p>
          </table:table-cell>
          <table:covered-table-cell table:number-columns-repeated="9"/>
          <table:table-cell office:value-type="string" table:number-columns-spanned="2" table:number-rows-spanned="1" table:style-name="ce24">
            <text:p>R$ 42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JADER CANDIDO DA SILVA - CPF: 377.873.651-53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4/07/2022 a 13/08/2022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477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3/08/2022</text:p>
          </table:table-cell>
          <table:covered-table-cell/>
          <table:table-cell office:value-type="string" table:number-columns-spanned="8" table:number-rows-spanned="1" table:style-name="ce22">
            <text:p>PINHAL &amp; CI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22.190.060/0001-57</text:p>
          </table:table-cell>
          <table:covered-table-cell table:number-columns-repeated="2"/>
          <table:table-cell office:value-type="string" table:number-columns-spanned="10" table:number-rows-spanned="1" table:style-name="ce23">
            <text:p>MANUTENÇÃO HIDRAULICA E ELETRICA DO PREDIO SEDE DA PROCURADORIA EM UBERLANDIA</text:p>
          </table:table-cell>
          <table:covered-table-cell table:number-columns-repeated="9"/>
          <table:table-cell office:value-type="string" table:number-columns-spanned="2" table:number-rows-spanned="1" table:style-name="ce24">
            <text:p>R$ 34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3/08/2022</text:p>
          </table:table-cell>
          <table:covered-table-cell/>
          <table:table-cell office:value-type="string" table:number-columns-spanned="8" table:number-rows-spanned="1" table:style-name="ce22">
            <text:p>LANO SUPERMERCADO LTDA ME</text:p>
          </table:table-cell>
          <table:covered-table-cell table:number-columns-repeated="7"/>
          <table:table-cell office:value-type="string" table:number-columns-spanned="3" table:number-rows-spanned="1" table:style-name="ce21">
            <text:p>17.794.769/0001-21</text:p>
          </table:table-cell>
          <table:covered-table-cell table:number-columns-repeated="2"/>
          <table:table-cell office:value-type="string" table:number-columns-spanned="10" table:number-rows-spanned="1" table:style-name="ce23">
            <text:p>MANUTENÇÃO HIDRAULICA E ELETRICA DO PREDIO SEDE PROCURADORIA</text:p>
          </table:table-cell>
          <table:covered-table-cell table:number-columns-repeated="9"/>
          <table:table-cell office:value-type="string" table:number-columns-spanned="2" table:number-rows-spanned="1" table:style-name="ce24">
            <text:p>R$ 128,8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MARCELINO OLIVEIRA SILVA - CPF: 882.758.766-72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5/08/2022 a 04/09/2022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518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8/08/2022</text:p>
          </table:table-cell>
          <table:covered-table-cell/>
          <table:table-cell office:value-type="string" table:number-columns-spanned="8" table:number-rows-spanned="1" table:style-name="ce22">
            <text:p>NEUTRONTEC TELECOMUNICAÇÕES LTDA - ME</text:p>
          </table:table-cell>
          <table:covered-table-cell table:number-columns-repeated="7"/>
          <table:table-cell office:value-type="string" table:number-columns-spanned="3" table:number-rows-spanned="1" table:style-name="ce21">
            <text:p>09.912.276/0001-10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UMA PLACA CENTRAL PARA O MOTOR DO PORTÃO ELETRÔNICO DA GARAGEM DA PRM PASSO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5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MARIA DE FATIMA SILVA - CPF: 664.213.306-49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9/08/2022 a 18/09/2022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536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2/08/2022</text:p>
          </table:table-cell>
          <table:covered-table-cell/>
          <table:table-cell office:value-type="string" table:number-columns-spanned="8" table:number-rows-spanned="1" table:style-name="ce22">
            <text:p>DIVI COMÉRCIO DE GÁS EIRELI (DIVINOGÁS)</text:p>
          </table:table-cell>
          <table:covered-table-cell table:number-columns-repeated="7"/>
          <table:table-cell office:value-type="string" table:number-columns-spanned="3" table:number-rows-spanned="1" table:style-name="ce21">
            <text:p>31.764.347/0001-34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GÁS DE COZINHA PARA O REFEITÓRIO DA PRM DE DIVINÓPOLI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20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87 - PR-PB - PROCURADORIA DA REPUBLICA - PARAIB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LUCIANA DE MEDEIROS ARAUJO - CPF: 083.251.924-37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8/06/2022 a 25/09/2022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437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3/08/2022</text:p>
          </table:table-cell>
          <table:covered-table-cell/>
          <table:table-cell office:value-type="string" table:number-columns-spanned="8" table:number-rows-spanned="1" table:style-name="ce22">
            <text:p>ONOFRE MATERIAIS DE CONTRUÇÃO</text:p>
          </table:table-cell>
          <table:covered-table-cell table:number-columns-repeated="7"/>
          <table:table-cell office:value-type="string" table:number-columns-spanned="3" table:number-rows-spanned="1" table:style-name="ce21">
            <text:p>24.293.755/0001-90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L DE CONSUMO PARA MANUTENÇÃO PREDIAL DA PRM-SOUS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490,25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3/08/2022</text:p>
          </table:table-cell>
          <table:covered-table-cell/>
          <table:table-cell office:value-type="string" table:number-columns-spanned="8" table:number-rows-spanned="1" table:style-name="ce22">
            <text:p>JUCELIO COSTA DE ARAUJO</text:p>
          </table:table-cell>
          <table:covered-table-cell table:number-columns-repeated="7"/>
          <table:table-cell office:value-type="string" table:number-columns-spanned="3" table:number-rows-spanned="1" table:style-name="ce21">
            <text:p>04.709.948/0001-71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L DE CONSUMO PARA MANUTENÇÃO DAS ATIVIDADES DA PRM-SOUS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8,38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43 - PR-RJ - PROCURADORIA DA REPUBLICA - RIO DE JANEIRO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ANGELO STROLIGO PECLY - CPF: 041.839.667-1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2/05/2022 a 09/08/2022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378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3/08/2022</text:p>
          </table:table-cell>
          <table:covered-table-cell/>
          <table:table-cell office:value-type="string" table:number-columns-spanned="8" table:number-rows-spanned="1" table:style-name="ce22">
            <text:p>CASA IZA ELETRÔNIC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39.249.420/0001-41</text:p>
          </table:table-cell>
          <table:covered-table-cell table:number-columns-repeated="2"/>
          <table:table-cell office:value-type="string" table:number-columns-spanned="10" table:number-rows-spanned="1" table:style-name="ce23">
            <text:p>PILHAS PARA CONTROLE REMOTO E EMENDAS DE RJ45 PARA DESLIGAMENTO DO SWITCH DO 6º ANDAR</text:p>
          </table:table-cell>
          <table:covered-table-cell table:number-columns-repeated="9"/>
          <table:table-cell office:value-type="string" table:number-columns-spanned="2" table:number-rows-spanned="1" table:style-name="ce24">
            <text:p>R$ 10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3/08/2022</text:p>
          </table:table-cell>
          <table:covered-table-cell/>
          <table:table-cell office:value-type="string" table:number-columns-spanned="8" table:number-rows-spanned="1" table:style-name="ce22">
            <text:p>NEW PAPER PAPELARIA E UTILIDADES EIRELI-ME</text:p>
          </table:table-cell>
          <table:covered-table-cell table:number-columns-repeated="7"/>
          <table:table-cell office:value-type="string" table:number-columns-spanned="3" table:number-rows-spanned="1" table:style-name="ce21">
            <text:p>28.613.656/0004-41</text:p>
          </table:table-cell>
          <table:covered-table-cell table:number-columns-repeated="2"/>
          <table:table-cell office:value-type="string" table:number-columns-spanned="10" table:number-rows-spanned="1" table:style-name="ce23">
            <text:p>MELHOR APARELHAMENTO DA COPA</text:p>
          </table:table-cell>
          <table:covered-table-cell table:number-columns-repeated="9"/>
          <table:table-cell office:value-type="string" table:number-columns-spanned="2" table:number-rows-spanned="1" table:style-name="ce24">
            <text:p>R$ 129,96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CARLOS JORGE NUNES PEDREIRA - CPF: 769.377.047-04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6/05/2022 a 03/08/2022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369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1/08/2022</text:p>
          </table:table-cell>
          <table:covered-table-cell/>
          <table:table-cell office:value-type="string" table:number-columns-spanned="8" table:number-rows-spanned="1" table:style-name="ce22">
            <text:p>EMBALAMAN EMBALAGEMMACAENSE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5.384.054/0001-11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EMERGENCIAL DE COPOS DESCARTÁVEIS PARA A SALA DE ATENDIMENTO AO CIDADÃO, NA LOJA 07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2,8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2/08/2022</text:p>
          </table:table-cell>
          <table:covered-table-cell/>
          <table:table-cell office:value-type="string" table:number-columns-spanned="8" table:number-rows-spanned="1" table:style-name="ce22">
            <text:p>SÓ TINTAS TERESÓPOLI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29.587.623/0029-95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EMERGENCIAL DE FITA DUPLA FACE 12MM X 20M, HAJA VISTA A NECESSIDADE E A INDISPONIBILIDADE NO ALMOXARIFADO,</text:p>
          </table:table-cell>
          <table:covered-table-cell table:number-columns-repeated="9"/>
          <table:table-cell office:value-type="string" table:number-columns-spanned="2" table:number-rows-spanned="1" table:style-name="ce24">
            <text:p>R$ 52,47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DAISY DE AZEVEDO SIQUEIRA SANTOS - CPF: 890.424.257-68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6/05/2022 a 13/08/2022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383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5/08/2022</text:p>
          </table:table-cell>
          <table:covered-table-cell/>
          <table:table-cell office:value-type="string" table:number-columns-spanned="8" table:number-rows-spanned="1" table:style-name="ce22">
            <text:p>FG DA LUZ COM DE INFORMATICA E PAPELARI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46.712.259/0001-66</text:p>
          </table:table-cell>
          <table:covered-table-cell table:number-columns-repeated="2"/>
          <table:table-cell office:value-type="string" table:number-columns-spanned="10" table:number-rows-spanned="1" table:style-name="ce23">
            <text:p>SERVIÇO DE INSTALAÇÃO NO FOYER E AUDITORIO PRINCIPAL</text:p>
          </table:table-cell>
          <table:covered-table-cell table:number-columns-repeated="9"/>
          <table:table-cell office:value-type="string" table:number-columns-spanned="2" table:number-rows-spanned="1" table:style-name="ce24">
            <text:p>R$ 17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SANDRO FERREIRA TAVARES - CPF: 023.072.807-31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0/05/2022 a 05/08/2022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375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3/08/2022</text:p>
          </table:table-cell>
          <table:covered-table-cell/>
          <table:table-cell office:value-type="string" table:number-columns-spanned="8" table:number-rows-spanned="1" table:style-name="ce22">
            <text:p>UTILICASA VILAR DOS TELES ME</text:p>
          </table:table-cell>
          <table:covered-table-cell table:number-columns-repeated="7"/>
          <table:table-cell office:value-type="string" table:number-columns-spanned="3" table:number-rows-spanned="1" table:style-name="ce21">
            <text:p>19.142.867/0001-00</text:p>
          </table:table-cell>
          <table:covered-table-cell table:number-columns-repeated="2"/>
          <table:table-cell office:value-type="string" table:number-columns-spanned="10" table:number-rows-spanned="1" table:style-name="ce23">
            <text:p>GARRAFA TÉRMICA PARA REPOSIÇÃO NA COPA</text:p>
          </table:table-cell>
          <table:covered-table-cell table:number-columns-repeated="9"/>
          <table:table-cell office:value-type="string" table:number-columns-spanned="2" table:number-rows-spanned="1" table:style-name="ce24">
            <text:p>R$ 149,99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5/08/2022</text:p>
          </table:table-cell>
          <table:covered-table-cell/>
          <table:table-cell office:value-type="string" table:number-columns-spanned="8" table:number-rows-spanned="1" table:style-name="ce22">
            <text:p>ZECAS LAVAGEM E LUBRIFICAÇÃ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73.373.201/0001-08</text:p>
          </table:table-cell>
          <table:covered-table-cell table:number-columns-repeated="2"/>
          <table:table-cell office:value-type="string" table:number-columns-spanned="10" table:number-rows-spanned="1" table:style-name="ce23">
            <text:p>SERVIÇO DE 2 LAVAGENS DE LATARIA COMPLETAS DE CADA UMA DAS VIATURAS DE PLACAS A SEGUIR: KYZ-7736 RJE-0L54 KNW-8667 LLD-1872 KVY-7393</text:p>
          </table:table-cell>
          <table:covered-table-cell table:number-columns-repeated="9"/>
          <table:table-cell office:value-type="string" table:number-columns-spanned="2" table:number-rows-spanned="1" table:style-name="ce24">
            <text:p>R$ 620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49 - PR-SP - PROCURADORIA DA REPUBLICA - SAO PAULO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HERMEBERT HERMES SIQUEIRA DE SOUZA - CPF: 091.370.638-8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6/07/2022 a 20/09/2022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462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03/08/2022</text:p>
          </table:table-cell>
          <table:covered-table-cell/>
          <table:table-cell office:value-type="string" table:number-columns-spanned="8" table:number-rows-spanned="1" table:style-name="ce22">
            <text:p>DENTAL RICARDO TANAK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52.083.326/0013-67</text:p>
          </table:table-cell>
          <table:covered-table-cell table:number-columns-repeated="2"/>
          <table:table-cell office:value-type="string" table:number-columns-spanned="10" table:number-rows-spanned="1" table:style-name="ce23">
            <text:p>TENDO EM VISTA QUE VÁRIOS ITENS DA LICITAÇÃO DERAM FRACASSADOS E/OU DESERTOS E, CONSIDERANDO AINDA, <text:s/>A <text:s/>NECESSIDADE <text:s/>URGENTE <text:s/>DE <text:s/>REPOSIÇÃO <text:s/>DE <text:s/>ALGUNS <text:s/>MATERIAIS <text:s/>PARA <text:s/>GARANTIR <text:s/>A <text:s/>CONTINUIDADE DA <text:s/>PRESTAÇÃO <text:s/>DOS <text:s/>SERVIÇOS <text:s/>ODONTOLÓGICOS <text:s/>NA <text:s/>PR/SP, <text:s/>SOLICITO <text:s/>A <text:s/>AUTORIZAÇÃO <text:s/>PARA <text:s/>AQUISIÇÃO DESTES VIA SUPRIMENTO DE FUNDO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834,90</text:p>
          </table:table-cell>
          <table:covered-table-cell/>
          <table:table-cell table:number-columns-repeated="16359"/>
        </table:table-row>
        <table:table-row table:style-name="ro3">
          <table:table-cell table:style-name="ce9"/>
          <table:table-cell office:value-type="string" table:number-columns-spanned="8" table:number-rows-spanned="1" table:style-name="ce26">
            <text:p>Fonte da Informação: Sistema de Gestão Administrativa (SGA)</text:p>
          </table:table-cell>
          <table:covered-table-cell table:number-columns-repeated="7"/>
          <table:table-cell table:number-columns-repeated="15" table:style-name="ce10"/>
          <table:table-cell table:style-name="ce11"/>
          <table:table-cell table:number-columns-repeated="16359"/>
        </table:table-row>
        <table:table-row table:style-name="ro3">
          <table:table-cell table:style-name="ce9"/>
          <table:table-cell table:number-columns-repeated="4" table:style-name="ce10"/>
          <table:table-cell office:value-type="string" table:number-columns-spanned="2" table:number-rows-spanned="1" table:style-name="ce26">
            <text:p>05/09/2022</text:p>
          </table:table-cell>
          <table:covered-table-cell/>
          <table:table-cell table:style-name="ce12"/>
          <table:table-cell table:number-columns-repeated="16" table:style-name="ce10"/>
          <table:table-cell table:style-name="ce11"/>
          <table:table-cell table:number-columns-repeated="16359"/>
        </table:table-row>
        <table:table-row table:number-rows-repeated="1048519" table:style-name="ro5">
          <table:table-cell table:number-columns-repeated="16384"/>
        </table:table-row>
      </table:table>
      <table:named-expressions>
        <table:named-range table:name="JR_PAGE_ANCHOR_0_1" table:cell-range-address="Page_1.$A$1" table:base-cell-address="Page_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/>
    <meta:creation-date>2022-09-06T00:07:05Z</meta:creation-date>
    <dc:date>2022-09-06T00:07:05Z</dc:date>
  </office:meta>
</office:document-meta>
</file>